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Standard" style:list-style-name="L3">
      <style:text-properties fo:font-style="normal" style:font-style-asian="normal" style:font-style-complex="normal"/>
    </style:style>
    <style:style style:name="P6" style:family="paragraph" style:parent-style-name="Standard" style:list-style-name="L4">
      <style:text-properties fo:font-style="normal" style:font-style-asian="normal" style:font-style-complex="normal"/>
    </style:style>
    <style:style style:name="P7" style:family="paragraph" style:parent-style-name="Standard" style:list-style-name="L5">
      <style:text-properties fo:font-style="normal" style:font-style-asian="normal" style:font-style-complex="normal"/>
    </style:style>
    <style:style style:name="P8" style:family="paragraph" style:parent-style-name="Standard" style:list-style-name="L6">
      <style:text-properties fo:font-style="normal" style:font-style-asian="normal" style:font-style-complex="normal"/>
    </style:style>
    <style:style style:name="P9" style:family="paragraph" style:parent-style-name="Standard" style:list-style-name="L7">
      <style:text-properties fo:font-style="normal" style:font-style-asian="normal" style:font-style-complex="normal"/>
    </style:style>
    <style:style style:name="P10" style:family="paragraph" style:parent-style-name="Standard" style:list-style-name="L9">
      <style:text-properties fo:font-style="normal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P12" style:family="paragraph" style:parent-style-name="Standard" style:list-style-name="L8"/>
    <style:style style:name="P13" style:family="paragraph" style:parent-style-name="Standard">
      <style:paragraph-properties fo:text-align="start" style:justify-single-word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4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nee guida WCAG 2.0 Sito: <text:a xlink:type="simple" xlink:href="http://www.trenitalia.com/" text:style-name="Internet_20_link" text:visited-style-name="Visited_20_Internet_20_Link">www.trenitalia.com</text:a> <text:span text:style-name="T3">Home Page</text:span> 20/04/2016</text:p>
      <text:p text:style-name="Standard"/>
      <text:p text:style-name="Standard"><text:tab/>1.1 Alternative testuali</text:p>
      <text:p text:style-name="Standard"><text:s text:c="6"/><text:tab/><text:tab/>1.1.1 Contenuti non testuali(A): F </text:p>
      <text:p text:style-name="Standard"><text:tab/><text:tab/><text:tab/>mancano gli attributi alt nelle immagini(aggiungi attributo alt ad ogni <text:tab/><text:tab/> <text:s text:c="23"/>elemento img)<text:tab/></text:p>
      <text:list xml:id="list2670716217906044336" text:style-name="L1">
        <text:list-item>
          <text:list>
            <text:list-item>
              <text:p text:style-name="P2">Adattabile</text:p>
            </text:list-item>
          </text:list>
        </text:list-item>
      </text:list>
      <text:p text:style-name="Standard"><text:tab/><text:tab/>1.3.1 Informazioni e correlazioni(A):F</text:p>
      <text:p text:style-name="Standard"><text:tab/><text:tab/><text:tab/>elemento input di tipo password non ha un etichetta associata</text:p>
      <text:p text:style-name="Standard"><text:tab/><text:tab/><text:tab/>(aggiungere all'interno dell'etichetta del controllo un elemento label, <text:tab/><text:tab/><text:tab/><text:tab/>impostare l'attributo for dell'elemento label allo stesso valore dell'attributo id <text:tab/><text:tab/><text:tab/>del controllo. E/O aggiungere un attributo title all'attributo element. E/O <text:tab/><text:tab/><text:tab/><text:tab/>creare un elemento label che contenga l'elemento input)</text:p>
      <text:p text:style-name="Standard"><text:tab/>1.4 Distinguibile</text:p>
      <text:list xml:id="list7261532024061105513" text:style-name="L2">
        <text:list-item>
          <text:list>
            <text:list-item>
              <text:list>
                <text:list-header>
                  <text:p text:style-name="P3">1.4.4:Ridimensionamento del testo(AA):F</text:p>
                </text:list-header>
              </text:list>
            </text:list-item>
          </text:list>
        </text:list-item>
      </text:list>
      <text:p text:style-name="Standard"><text:tab/><text:tab/><text:tab/>E' stato utilizzato l'elemento i<text:span text:style-name="T1">(corsivo)</text:span></text:p>
      <text:p text:style-name="Standard"><text:span text:style-name="T1"><text:tab/><text:tab/><text:tab/>(sostituire gli elementi i con em oppure strong)</text:span></text:p>
      <text:list xml:id="list3395255369673823494" text:style-name="L3">
        <text:list-item>
          <text:list>
            <text:list-item>
              <text:p text:style-name="P5">Navigabile</text:p>
              <text:list>
                <text:list-header>
                  <text:p text:style-name="P5">2.4.6:Intestazioni ed etichette(AA):F</text:p>
                  <text:list>
                    <text:list-item>
                      <text:list>
                        <text:list-header>
                          <text:p text:style-name="P5">Annidamento degli header, l'header che segue l'elemento h1 non è corretto</text:p>
                          <text:p text:style-name="P5">(modificare i livelli di annidamento degli header in modo che ad un h1 segua solamente un h2 oppure un h1)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list xml:id="list1845531252466716138" text:style-name="L4">
        <text:list-item>
          <text:list>
            <text:list-item>
              <text:p text:style-name="P6">Assistenza nell'inserimento</text:p>
              <text:list>
                <text:list-header>
                  <text:p text:style-name="P6">3.3.2:Etichette o istruzioni(A):F<text:tab/></text:p>
                  <text:list>
                    <text:list-header>
                      <text:p text:style-name="P6">Il testo delle etichette è vuoto</text:p>
                      <text:p text:style-name="P6">(Inserire del testo nell'elemento label)</text:p>
                    </text:list-header>
                  </text:list>
                </text:list-header>
              </text:list>
            </text:list-item>
          </text:list>
        </text:list-item>
      </text:list>
      <text:list xml:id="list3555813955404826629" text:style-name="L5">
        <text:list-item>
          <text:list>
            <text:list-item>
              <text:p text:style-name="P7">Compatibile</text:p>
              <text:list>
                <text:list-header>
                  <text:p text:style-name="P7">4.1.1: Parsing(A):F</text:p>
                  <text:list>
                    <text:list-header>
                      <text:p text:style-name="P7">L'attributo id non è univoco</text:p>
                      <text:p text:style-name="P7">(modificare il valore dell'attributo id in modo che sia univoco)<text:tab/></text:p>
                    </text:list-header>
                  </text:list>
                </text:list-header>
              </text:list>
            </text:list-item>
          </text:list>
        </text:list-item>
      </text:list>
      <text:p text:style-name="P1"/>
      <text:p text:style-name="P1">Linee guida WCAG 2.0 Sito: <text:a xlink:type="simple" xlink:href="http://www.trenitalia.com/" text:style-name="Internet_20_link" text:visited-style-name="Visited_20_Internet_20_Link">www.trenitalia.com</text:a> <text:span text:style-name="T3">Come acquistare online un abbonamento o un carnet</text:span> 27/04/16</text:p>
      <text:p text:style-name="P1"/>
      <text:list xml:id="list2594637076928701135" text:style-name="L6">
        <text:list-item>
          <text:list>
            <text:list-item>
              <text:p text:style-name="P8">Alternative non testuali</text:p>
              <text:p text:style-name="P8">1.1.1:Contenuti non testuali(A):F</text:p>
            </text:list-item>
          </text:list>
        </text:list-item>
      </text:list>
      <text:p text:style-name="P1"><text:tab/><text:tab/>L'immagine utilizzata come ancora non ha un testo alternativo valido</text:p>
      <text:p text:style-name="P1"><text:tab/><text:tab/>(aggiungere testo alternativo per identificare lo scopo o la funzionalità <text:tab/><text:tab/><text:tab/><text:tab/>dell'immagine.</text:p>
      <text:list xml:id="list8034999928597640626" text:style-name="L7">
        <text:list-item>
          <text:list>
            <text:list-item>
              <text:p text:style-name="P9">Adattabile</text:p>
              <text:p text:style-name="P9">1.3.1:Informazioni e correlazioni(A):F</text:p>
              <text:list>
                <text:list-header>
                  <text:p text:style-name="P9">L'elemento input di tipo text non ha un'etichetta associata</text:p>
                  <text:p text:style-name="P9">(aggiungere all'interno dell'etichetta del controllo un elemento label, </text:p>
                  <text:p text:style-name="P9">impostare l'attributo for dell'elemento label allo stesso valore dell'attributo id </text:p>
                  <text:p text:style-name="P9">del controllo. E/O aggiungere un attributo title all'attributo element. E/O <text:tab/>creare un elemento label che contenga l'elemento input)</text:p>
                </text:list-header>
              </text:list>
            </text:list-item>
          </text:list>
        </text:list-item>
      </text:list>
      <text:list xml:id="list5267546473265296287" text:style-name="L8">
        <text:list-item>
          <text:list>
            <text:list-item>
              <text:p text:style-name="P12"><text:span text:style-name="T1">Distinguibile</text:span></text:p>
              <text:p text:style-name="P12">1.4.4:Ridimensionamento del testo(AA):F</text:p>
            </text:list-item>
          </text:list>
        </text:list-item>
      </text:list>
      <text:p text:style-name="P1"><text:tab/><text:tab/> <text:s text:c="3"/>E' stato utilizzato l'elemento b (grassetto).</text:p>
      <text:p text:style-name="P1"><text:tab/><text:tab/> <text:s text:c="3"/>(sostituire gli elementi b (grassetto) con em oppure strong)</text:p>
      <text:list xml:id="list1489052541374417045" text:style-name="L9">
        <text:list-item>
          <text:list>
            <text:list-item>
              <text:p text:style-name="P10">Assistenza nell'inserimento</text:p>
              <text:p text:style-name="P10">3.3.2:Etichette o istruzioni(A):F<text:tab/></text:p>
            </text:list-item>
          </text:list>
        </text:list-item>
      </text:list>
      <text:p text:style-name="P1"><text:soft-page-break/><text:tab/><text:tab/> <text:s text:c="3"/>Il testo delle etichette è vuoto</text:p>
      <text:p text:style-name="P1"><text:tab/><text:tab/> <text:s text:c="3"/>(Inserire del testo nell'elemento label)</text:p>
      <text:p text:style-name="P1">Linee guida WCAG 2.0 Sito: <text:a xlink:type="simple" xlink:href="http://www.trenitalia.com/" text:style-name="Internet_20_link" text:visited-style-name="Visited_20_Internet_20_Link">www.trenitalia.com</text:a> <text:span text:style-name="T3">Cerca e modifica il biglietto</text:span><text:span text:style-name="T4"> 27/04/16</text:span></text:p>
      <text:p text:style-name="P1"><text:span text:style-name="T4"/></text:p>
      <text:p text:style-name="Standard"><text:tab/>1.1 Alternative testuali</text:p>
      <text:p text:style-name="Standard"><text:s text:c="6"/><text:tab/><text:tab/>1.1.1:Contenuti non testuali(A): F </text:p>
      <text:p text:style-name="P1"><text:span text:style-name="T4"><text:tab/><text:tab/><text:tab/>L'elemento input provvisto dell'attributo alt</text:span></text:p>
      <text:p text:style-name="P1"><text:span text:style-name="T4"><text:tab/><text:tab/><text:tab/>(aggiungi attributo alt ad ogni elemento img)</text:span></text:p>
      <text:p text:style-name="Standard"><text:s text:c="24"/><text:tab/>elemento img)<text:tab/></text:p>
      <text:p text:style-name="Standard"><text:tab/>1.3 Adattabile</text:p>
      <text:p text:style-name="P1"><text:span text:style-name="T4"><text:tab/><text:tab/>1.3.1:Informazioni e correlazioni(A):F</text:span></text:p>
      <text:p text:style-name="P11"><text:span text:style-name="T4"><text:tab/><text:tab/><text:tab/>L'etichetta dell'elemento input di tipo “radio” è vuota</text:span></text:p>
      <text:p text:style-name="P11"><text:span text:style-name="T4"><text:tab/><text:tab/><text:tab/>(inserire l'etichetta dell'elemento input del testo che descriva lo scopo o la <text:tab/><text:tab/><text:tab/>funzione del controllo)</text:span></text:p>
      <text:p text:style-name="P13"><text:span text:style-name="T2"><text:tab/>1.4 </text:span><text:span text:style-name="T1">Distinguibile</text:span></text:p>
      <text:list xml:id="list36327117" text:continue-list="list5267546473265296287" text:style-name="L8">
        <text:list-item>
          <text:list>
            <text:list-item>
              <text:list>
                <text:list-header>
                  <text:p text:style-name="P12">1.4.4:Ridimensionamento del testo(AA):F</text:p>
                </text:list-header>
              </text:list>
            </text:list-item>
          </text:list>
        </text:list-item>
      </text:list>
      <text:p text:style-name="P1"><text:tab/><text:tab/><text:tab/>E' stato utilizzato l'elemento i(corsivo)</text:p>
      <text:p text:style-name="P1"><text:span text:style-name="T4"><text:tab/><text:tab/> <text:s text:c="3"/><text:tab/>(sostituire gli elementi i con em oppure strong)</text:span></text:p>
      <text:p text:style-name="P11"><text:span text:style-name="T4"><text:tab/><text:tab/> </text:span></text:p>
      <text:p text:style-name="P11"><text:span text:style-name="T4"><text:tab/></text:span>3.3 Assistenza nell'inserimento</text:p>
      <text:p text:style-name="P11"><text:span text:style-name="T4"><text:tab/><text:tab/>3.3.2:Etichette o istruzioni(A):F</text:span></text:p>
      <text:p text:style-name="P11"><text:span text:style-name="T4"><text:tab/><text:tab/> <text:tab/>Il testo delle etichette è vuoto</text:span></text:p>
      <text:p text:style-name="P11"><text:span text:style-name="T4"><text:tab/><text:tab/> <text:s text:c="2"/><text:tab/>(Inserire del testo nell'elemento label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02T16:43:11.16</meta:creation-date>
    <dc:date>2016-04-27T16:14:54.20</dc:date>
    <meta:editing-duration>PT4H17M18S</meta:editing-duration>
    <meta:editing-cycles>3</meta:editing-cycles>
    <meta:generator>OpenOffice/4.1.2$Win32 OpenOffice.org_project/412m3$Build-9782</meta:generator>
    <meta:document-statistic meta:table-count="0" meta:image-count="0" meta:object-count="0" meta:page-count="2" meta:paragraph-count="62" meta:word-count="401" meta:character-count="3199"/>
  </office:meta>
</office:document-meta>
</file>